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rodtekst">
      <style:text-properties officeooo:rsid="0068d0c6" officeooo:paragraph-rsid="001144c9"/>
    </style:style>
    <style:style style:name="P2" style:family="paragraph" style:parent-style-name="Brodtekst">
      <style:text-properties fo:language="nb" fo:country="NO" officeooo:rsid="00476e7d" officeooo:paragraph-rsid="001144c9"/>
    </style:style>
    <style:style style:name="P3" style:family="paragraph" style:parent-style-name="Brodtekst">
      <style:text-properties fo:language="nb" fo:country="NO" officeooo:rsid="003c8d8a" officeooo:paragraph-rsid="001144c9"/>
    </style:style>
    <style:style style:name="P4" style:family="paragraph" style:parent-style-name="Brodtekst">
      <style:text-properties fo:language="nb" fo:country="NO" officeooo:rsid="00381437" officeooo:paragraph-rsid="001144c9"/>
    </style:style>
    <style:style style:name="P5" style:family="paragraph" style:parent-style-name="Brodtekst">
      <style:text-properties fo:language="nb" fo:country="NO" officeooo:rsid="00418d27" officeooo:paragraph-rsid="001144c9"/>
    </style:style>
    <style:style style:name="P6" style:family="paragraph" style:parent-style-name="Brodtekst">
      <style:text-properties fo:language="nb" fo:country="NO" officeooo:rsid="00482dff" officeooo:paragraph-rsid="001144c9"/>
    </style:style>
    <style:style style:name="P7" style:family="paragraph" style:parent-style-name="Brodtekst">
      <style:text-properties fo:language="nb" fo:country="NO" officeooo:rsid="003faf58" officeooo:paragraph-rsid="001144c9"/>
    </style:style>
    <style:style style:name="P8" style:family="paragraph" style:parent-style-name="Brodtekst">
      <style:text-properties fo:language="nb" fo:country="NO" officeooo:rsid="004cf5fd" officeooo:paragraph-rsid="001144c9"/>
    </style:style>
    <style:style style:name="P9" style:family="paragraph" style:parent-style-name="Brodtekst">
      <style:text-properties fo:language="nb" fo:country="NO" officeooo:rsid="008b51c0" officeooo:paragraph-rsid="001144c9"/>
    </style:style>
    <style:style style:name="P10" style:family="paragraph" style:parent-style-name="Brodtekst">
      <style:text-properties fo:language="nb" fo:country="NO" fo:font-style="normal" officeooo:rsid="0068d0c6" officeooo:paragraph-rsid="001144c9" style:font-style-asian="normal" style:font-style-complex="normal"/>
    </style:style>
    <style:style style:name="P11" style:family="paragraph" style:parent-style-name="Brodtekst">
      <style:text-properties fo:language="nb" fo:country="NO" fo:font-style="normal" officeooo:rsid="00725a0e" officeooo:paragraph-rsid="001144c9" style:font-style-asian="normal" style:font-style-complex="normal"/>
    </style:style>
    <style:style style:name="P12" style:family="paragraph" style:parent-style-name="Brodtekst">
      <style:text-properties fo:language="nb" fo:country="NO" fo:font-style="normal" officeooo:rsid="00540dfc" officeooo:paragraph-rsid="001144c9" style:font-style-asian="normal" style:font-style-complex="normal"/>
    </style:style>
    <style:style style:name="P13" style:family="paragraph" style:parent-style-name="Brodtekst">
      <style:text-properties fo:language="nb" fo:country="NO" fo:font-style="normal" officeooo:rsid="005dd9ab" officeooo:paragraph-rsid="001144c9" style:font-style-asian="normal" style:font-style-complex="normal"/>
    </style:style>
    <style:style style:name="P14" style:family="paragraph" style:parent-style-name="Brodtekst">
      <style:text-properties fo:language="nb" fo:country="NO" fo:font-style="normal" officeooo:rsid="00628fb5" officeooo:paragraph-rsid="001144c9" style:font-style-asian="normal" style:font-style-complex="normal"/>
    </style:style>
    <style:style style:name="P15" style:family="paragraph" style:parent-style-name="Brodtekst">
      <style:text-properties officeooo:paragraph-rsid="001144c9"/>
    </style:style>
    <style:style style:name="P16" style:family="paragraph" style:parent-style-name="_34_DUO_5f_Overskrift">
      <style:text-properties fo:language="nb" fo:country="NO" officeooo:rsid="00647aa5" officeooo:paragraph-rsid="001144c9"/>
    </style:style>
    <style:style style:name="P17" style:family="paragraph" style:parent-style-name="_34_DUO_5f_Overskrift">
      <style:text-properties officeooo:paragraph-rsid="001144c9"/>
    </style:style>
    <style:style style:name="P18" style:family="paragraph" style:parent-style-name="_32_DUO_5f_Overskrift">
      <style:text-properties officeooo:paragraph-rsid="001144c9"/>
    </style:style>
    <style:style style:name="T1" style:family="text">
      <style:text-properties style:font-name="Times New Roman" fo:language="nb" fo:country="NO" fo:font-style="normal" fo:font-weight="normal" style:font-size-asian="10.5pt" style:language-asian="en" style:country-asian="US" style:font-style-asian="normal" style:font-weight-asian="normal" style:language-complex="ar" style:country-complex="SA" style:font-style-complex="normal" style:font-weight-complex="normal"/>
    </style:style>
    <style:style style:name="T2" style:family="text">
      <style:text-properties style:font-name="Times New Roman" fo:language="nb" fo:country="NO" fo:font-style="normal" fo:font-weight="normal" officeooo:rsid="00685557" style:font-size-asian="10.5pt" style:language-asian="en" style:country-asian="US" style:font-style-asian="normal" style:font-weight-asian="normal" style:language-complex="ar" style:country-complex="SA" style:font-style-complex="normal" style:font-weight-complex="normal"/>
    </style:style>
    <style:style style:name="T3" style:family="text">
      <style:text-properties style:font-name="Times New Roman" fo:font-style="normal" fo:font-weight="normal" style:font-size-asian="10.5pt" style:font-style-asian="normal" style:font-weight-asian="normal" style:language-complex="ar" style:country-complex="SA" style:font-style-complex="normal" style:font-weight-complex="normal"/>
    </style:style>
    <style:style style:name="T4" style:family="text">
      <style:text-properties style:font-name="Times New Roman" fo:font-style="normal" fo:font-weight="normal" officeooo:rsid="004ef23a" style:font-size-asian="10.5pt" style:font-style-asian="normal" style:font-weight-asian="normal" style:language-complex="ar" style:country-complex="SA" style:font-style-complex="normal" style:font-weight-complex="normal"/>
    </style:style>
    <style:style style:name="T5" style:family="text">
      <style:text-properties style:font-name="Times New Roman" fo:font-style="normal" fo:font-weight="normal" officeooo:rsid="008b51c0" style:font-size-asian="10.5pt" style:font-style-asian="normal" style:font-weight-asian="normal" style:language-complex="ar" style:country-complex="SA" style:font-style-complex="normal" style:font-weight-complex="normal"/>
    </style:style>
    <style:style style:name="T6" style:family="text">
      <style:text-properties style:font-name="Times New Roman" fo:font-style="normal" fo:font-weight="normal" officeooo:rsid="01dd4566" style:font-size-asian="10.5pt" style:font-style-asian="normal" style:font-weight-asian="normal" style:language-complex="ar" style:country-complex="SA" style:font-style-complex="normal" style:font-weight-complex="normal"/>
    </style:style>
    <style:style style:name="T7" style:family="text">
      <style:text-properties style:font-name="Times New Roman" fo:font-style="normal" fo:font-weight="normal" officeooo:rsid="00501d3f" style:font-size-asian="10.5pt" style:font-style-asian="normal" style:font-weight-asian="normal" style:language-complex="ar" style:country-complex="SA" style:font-style-complex="normal" style:font-weight-complex="normal"/>
    </style:style>
    <style:style style:name="T8" style:family="text">
      <style:text-properties style:font-name="Times New Roman" fo:font-style="normal" fo:font-weight="normal" officeooo:rsid="005181f2" style:font-size-asian="10.5pt" style:font-style-asian="normal" style:font-weight-asian="normal" style:language-complex="ar" style:country-complex="SA" style:font-style-complex="normal" style:font-weight-complex="normal"/>
    </style:style>
    <style:style style:name="T9" style:family="text">
      <style:text-properties style:font-name="Times New Roman" fo:font-style="normal" fo:font-weight="normal" officeooo:rsid="00536215" style:font-size-asian="10.5pt" style:font-style-asian="normal" style:font-weight-asian="normal" style:language-complex="ar" style:country-complex="SA" style:font-style-complex="normal" style:font-weight-complex="normal"/>
    </style:style>
    <style:style style:name="T10" style:family="text">
      <style:text-properties style:font-name="Times New Roman" fo:font-weight="normal" style:font-size-asian="10.5pt" style:font-weight-asian="normal" style:language-complex="ar" style:country-complex="SA" style:font-weight-complex="normal"/>
    </style:style>
    <style:style style:name="T11" style:family="text">
      <style:text-properties style:font-name="Times New Roman" fo:font-weight="normal" officeooo:rsid="00536215" style:font-size-asian="10.5pt" style:font-weight-asian="normal" style:language-complex="ar" style:country-complex="SA" style:font-weight-complex="normal"/>
    </style:style>
    <style:style style:name="T12" style:family="text">
      <style:text-properties style:font-name="Times New Roman" fo:font-weight="normal" officeooo:rsid="00697895" style:font-size-asian="10.5pt" style:font-weight-asian="normal" style:language-complex="ar" style:country-complex="SA" style:font-weight-complex="normal"/>
    </style:style>
    <style:style style:name="T13" style:family="text">
      <style:text-properties style:font-name="Times New Roman" fo:font-weight="normal" officeooo:rsid="006b095b" style:font-size-asian="10.5pt" style:font-weight-asian="normal" style:language-complex="ar" style:country-complex="SA" style:font-weight-complex="normal"/>
    </style:style>
    <style:style style:name="T14" style:family="text">
      <style:text-properties style:font-name="Times New Roman" fo:font-weight="normal" officeooo:rsid="006cb41f" style:font-size-asian="10.5pt" style:font-weight-asian="normal" style:language-complex="ar" style:country-complex="SA" style:font-weight-complex="normal"/>
    </style:style>
    <style:style style:name="T15" style:family="text">
      <style:text-properties style:font-name="Times New Roman" fo:font-weight="normal" officeooo:rsid="008b9d66" style:font-size-asian="10.5pt" style:font-weight-asian="normal" style:language-complex="ar" style:country-complex="SA" style:font-weight-complex="normal"/>
    </style:style>
    <style:style style:name="T16" style:family="text">
      <style:text-properties style:font-name="Times New Roman" fo:font-weight="normal" officeooo:rsid="006dfa5a" style:font-size-asian="10.5pt" style:font-weight-asian="normal" style:language-complex="ar" style:country-complex="SA" style:font-weight-complex="normal"/>
    </style:style>
    <style:style style:name="T17" style:family="text">
      <style:text-properties style:font-name="Times New Roman" fo:font-weight="normal" officeooo:rsid="006f05bf" style:font-size-asian="10.5pt" style:font-weight-asian="normal" style:language-complex="ar" style:country-complex="SA" style:font-weight-complex="normal"/>
    </style:style>
    <style:style style:name="T18" style:family="text">
      <style:text-properties style:font-name="Times New Roman" fo:font-weight="normal" officeooo:rsid="00707584" style:font-size-asian="10.5pt" style:font-weight-asian="normal" style:language-complex="ar" style:country-complex="SA" style:font-weight-complex="normal"/>
    </style:style>
    <style:style style:name="T19" style:family="text">
      <style:text-properties style:font-name="Times New Roman" fo:font-weight="normal" officeooo:rsid="00710fca" style:font-size-asian="10.5pt" style:font-weight-asian="normal" style:language-complex="ar" style:country-complex="SA" style:font-weight-complex="normal"/>
    </style:style>
    <style:style style:name="T20" style:family="text">
      <style:text-properties style:font-name="Times New Roman" fo:font-weight="normal" officeooo:rsid="00712984" style:font-size-asian="10.5pt" style:font-weight-asian="normal" style:language-complex="ar" style:country-complex="SA" style:font-weight-complex="normal"/>
    </style:style>
    <style:style style:name="T21" style:family="text">
      <style:text-properties style:font-name="Times New Roman" fo:font-weight="normal" officeooo:rsid="00725a0e" style:font-size-asian="10.5pt" style:font-weight-asian="normal" style:language-complex="ar" style:country-complex="SA" style:font-weight-complex="normal"/>
    </style:style>
    <style:style style:name="T22" style:family="text">
      <style:text-properties style:font-name="Times New Roman" fo:font-weight="normal" officeooo:rsid="0072d4fa" style:font-size-asian="10.5pt" style:font-weight-asian="normal" style:language-complex="ar" style:country-complex="SA" style:font-weight-complex="normal"/>
    </style:style>
    <style:style style:name="T23" style:family="text">
      <style:text-properties style:font-name="Times New Roman" fo:font-weight="normal" officeooo:rsid="0068d0c6" style:font-size-asian="10.5pt" style:font-weight-asian="normal" style:language-complex="ar" style:country-complex="SA" style:font-weight-complex="normal"/>
    </style:style>
    <style:style style:name="T24" style:family="text">
      <style:text-properties style:font-name="Times New Roman" fo:font-weight="normal" officeooo:rsid="0058c327" style:font-size-asian="10.5pt" style:font-weight-asian="normal" style:language-complex="ar" style:country-complex="SA" style:font-weight-complex="normal"/>
    </style:style>
    <style:style style:name="T25" style:family="text">
      <style:text-properties style:font-name="Times New Roman" fo:font-weight="normal" officeooo:rsid="005b26a3" style:font-size-asian="10.5pt" style:font-weight-asian="normal" style:language-complex="ar" style:country-complex="SA" style:font-weight-complex="normal"/>
    </style:style>
    <style:style style:name="T26" style:family="text">
      <style:text-properties style:font-name="Times New Roman" fo:font-weight="normal" officeooo:rsid="0059a621" style:font-size-asian="10.5pt" style:font-weight-asian="normal" style:language-complex="ar" style:country-complex="SA" style:font-weight-complex="normal"/>
    </style:style>
    <style:style style:name="T27" style:family="text">
      <style:text-properties style:font-name="Times New Roman" fo:font-weight="normal" officeooo:rsid="005a43e3" style:font-size-asian="10.5pt" style:font-weight-asian="normal" style:language-complex="ar" style:country-complex="SA" style:font-weight-complex="normal"/>
    </style:style>
    <style:style style:name="T28" style:family="text">
      <style:text-properties style:font-name="Times New Roman" fo:font-weight="normal" officeooo:rsid="005bdeae" style:font-size-asian="10.5pt" style:font-weight-asian="normal" style:language-complex="ar" style:country-complex="SA" style:font-weight-complex="normal"/>
    </style:style>
    <style:style style:name="T29" style:family="text">
      <style:text-properties style:font-name="Times New Roman" fo:font-weight="normal" officeooo:rsid="005c33cc" style:font-size-asian="10.5pt" style:font-weight-asian="normal" style:language-complex="ar" style:country-complex="SA" style:font-weight-complex="normal"/>
    </style:style>
    <style:style style:name="T30" style:family="text">
      <style:text-properties style:font-name="Times New Roman" fo:font-weight="normal" officeooo:rsid="005cbf90" style:font-size-asian="10.5pt" style:font-weight-asian="normal" style:language-complex="ar" style:country-complex="SA" style:font-weight-complex="normal"/>
    </style:style>
    <style:style style:name="T31" style:family="text">
      <style:text-properties style:font-name="Times New Roman" fo:font-weight="normal" officeooo:rsid="005de807" style:font-size-asian="10.5pt" style:font-weight-asian="normal" style:language-complex="ar" style:country-complex="SA" style:font-weight-complex="normal"/>
    </style:style>
    <style:style style:name="T32" style:family="text">
      <style:text-properties style:font-name="Times New Roman" fo:font-weight="normal" officeooo:rsid="005e3372" style:font-size-asian="10.5pt" style:font-weight-asian="normal" style:language-complex="ar" style:country-complex="SA" style:font-weight-complex="normal"/>
    </style:style>
    <style:style style:name="T33" style:family="text">
      <style:text-properties style:font-name="Times New Roman" fo:font-weight="normal" officeooo:rsid="00647aa5" style:font-size-asian="10.5pt" style:font-weight-asian="normal" style:language-complex="ar" style:country-complex="SA" style:font-weight-complex="normal"/>
    </style:style>
    <style:style style:name="T34" style:family="text">
      <style:text-properties style:font-name="Times New Roman" fo:font-weight="normal" officeooo:rsid="0067cb79" style:font-size-asian="10.5pt" style:font-weight-asian="normal" style:language-complex="ar" style:country-complex="SA" style:font-weight-complex="normal"/>
    </style:style>
    <style:style style:name="T35" style:family="text">
      <style:text-properties style:font-name="Times New Roman" fo:font-weight="normal" officeooo:rsid="00685557" style:font-size-asian="10.5pt" style:font-weight-asian="normal" style:language-complex="ar" style:country-complex="SA" style:font-weight-complex="normal"/>
    </style:style>
    <style:style style:name="T36" style:family="text">
      <style:text-properties style:font-name="Times New Roman" fo:font-style="italic" fo:font-weight="normal" officeooo:rsid="005de807" style:font-size-asian="10.5pt" style:font-style-asian="italic" style:font-weight-asian="normal" style:language-complex="ar" style:country-complex="SA" style:font-style-complex="italic" style:font-weight-complex="normal"/>
    </style:style>
    <style:style style:name="T37" style:family="text">
      <style:text-properties fo:font-style="normal" fo:font-weight="normal" officeooo:rsid="0091fa56" style:font-style-asian="normal" style:font-weight-asian="normal" style:font-style-complex="normal" style:font-weight-complex="normal"/>
    </style:style>
    <style:style style:name="T38" style:family="text">
      <style:text-properties fo:font-style="normal" fo:font-weight="normal" officeooo:rsid="0088fb0d" style:font-style-asian="normal" style:font-weight-asian="normal" style:font-style-complex="normal" style:font-weight-complex="normal"/>
    </style:style>
    <style:style style:name="T39" style:family="text">
      <style:text-properties fo:font-style="normal" fo:font-weight="normal" officeooo:rsid="003823ea" style:font-style-asian="normal" style:font-weight-asian="normal" style:font-style-complex="normal" style:font-weight-complex="normal"/>
    </style:style>
    <style:style style:name="T40" style:family="text">
      <style:text-properties fo:font-style="normal" fo:font-weight="normal" officeooo:rsid="002e2c82" style:font-style-asian="normal" style:font-weight-asian="normal" style:font-style-complex="normal" style:font-weight-complex="normal"/>
    </style:style>
    <style:style style:name="T41" style:family="text">
      <style:text-properties fo:font-style="normal" fo:font-weight="normal" officeooo:rsid="002db1bc" style:font-style-asian="normal" style:font-weight-asian="normal" style:font-style-complex="normal" style:font-weight-complex="normal"/>
    </style:style>
    <style:style style:name="T42" style:family="text">
      <style:text-properties fo:font-style="normal" fo:font-weight="normal" officeooo:rsid="00908c8f" style:font-style-asian="normal" style:font-weight-asian="normal" style:font-style-complex="normal" style:font-weight-complex="normal"/>
    </style:style>
    <style:style style:name="T43" style:family="text">
      <style:text-properties fo:font-style="normal" fo:font-weight="normal" officeooo:rsid="0091ab39" style:font-style-asian="normal" style:font-weight-asian="normal" style:font-style-complex="normal" style:font-weight-complex="normal"/>
    </style:style>
    <style:style style:name="T44" style:family="text">
      <style:text-properties fo:font-style="normal" fo:font-weight="normal" officeooo:rsid="00878837" style:font-style-asian="normal" style:font-weight-asian="normal" style:font-style-complex="normal" style:font-weight-complex="normal"/>
    </style:style>
    <style:style style:name="T45" style:family="text">
      <style:text-properties fo:font-style="italic" fo:font-weight="normal" officeooo:rsid="0088fb0d" style:font-style-asian="italic" style:font-weight-asian="normal" style:font-style-complex="italic" style:font-weight-complex="normal"/>
    </style:style>
    <style:style style:name="T46" style:family="text">
      <style:text-properties officeooo:rsid="00381437"/>
    </style:style>
    <style:style style:name="T47" style:family="text">
      <style:text-properties fo:color="#000000" officeooo:rsid="00381437"/>
    </style:style>
    <style:style style:name="T48" style:family="text">
      <style:text-properties officeooo:rsid="008a8fda"/>
    </style:style>
    <style:style style:name="T49" style:family="text">
      <style:text-properties officeooo:rsid="003d187f"/>
    </style:style>
    <style:style style:name="T50" style:family="text">
      <style:text-properties fo:language="nb" fo:country="NO" officeooo:rsid="003823ea"/>
    </style:style>
    <style:style style:name="T51" style:family="text">
      <style:text-properties fo:language="nb" fo:country="NO" officeooo:rsid="004753ae"/>
    </style:style>
    <style:style style:name="T52" style:family="text">
      <style:text-properties officeooo:rsid="008b51c0"/>
    </style:style>
    <style:style style:name="T53" style:family="text">
      <style:text-properties officeooo:rsid="0041b89a"/>
    </style:style>
    <style:style style:name="T54" style:family="text">
      <style:text-properties fo:color="#ce181e" style:font-name="Times New Roman" fo:font-weight="normal" officeooo:rsid="006dfa5a" style:font-size-asian="10.5pt" style:font-weight-asian="normal" style:language-complex="ar" style:country-complex="SA" style:font-weight-complex="normal"/>
    </style:style>
    <style:style style:name="T55" style:family="text">
      <style:text-properties style:text-position="0% 100%" style:font-name="Times New Roman" fo:font-weight="normal" officeooo:rsid="006f05bf" style:font-size-asian="10.5pt" style:font-weight-asian="normal" style:language-complex="ar" style:country-complex="SA" style:font-weight-complex="normal"/>
    </style:style>
    <style:style style:name="T56" style:family="text">
      <style:text-properties style:text-position="0% 100%" style:font-name="Times New Roman" fo:font-weight="normal" officeooo:rsid="00707584" style:font-size-asian="10.5pt" style:font-weight-asian="normal" style:language-complex="ar" style:country-complex="S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text:span text:style-name="Strong_20_Emphasis">Ungdomsskolen i utvikling </text:span></text:h>
      <text:p text:style-name="P2"><text:span text:style-name="Strong_20_Emphasis"><text:span text:style-name="T37">Ungdomsskolen var med i et nasjonalt program samtidig som det var sagt at det var et behov for flere lokale programmer. </text:span></text:span><text:span text:style-name="Strong_20_Emphasis"><text:span text:style-name="T45">Ungdomsskolen i utvikling</text:span></text:span><text:span text:style-name="Strong_20_Emphasis"><text:span text:style-name="T38"> </text:span></text:span><text:span text:style-name="Strong_20_Emphasis"><text:span text:style-name="T39">(UiU) </text:span></text:span><text:span text:style-name="Strong_20_Emphasis"><text:span text:style-name="T38">var er en nasjonal satsing rettet mot ungdomstrinnet i perioden 2012 – 2017. </text:span></text:span><text:span text:style-name="Strong_20_Emphasis"><text:span text:style-name="T40">I sluttrapporten jeg fant på nett var satsningen i overskriften beskrevet som «En mulighetenes gavepakke til skole- og utdanningssektoren» </text:span></text:span><text:reference-mark-start text:name="ZOTERO_ITEM CSL_CITATION {&quot;citationID&quot;:&quot;cTuyhGIn&quot;,&quot;properties&quot;:{&quot;formattedCitation&quot;:&quot;(Postholm mfl., 2017, s. i)&quot;,&quot;plainCitation&quot;:&quot;(Postholm mfl., 2017, s. i)&quot;,&quot;noteIndex&quot;:0},&quot;citationItems&quot;:[{&quot;id&quot;:176,&quot;uris&quot;:[&quot;http://zotero.org/users/2931661/items/6K5KZTSJ&quot;],&quot;uri&quot;:[&quot;http://zotero.org/users/2931661/items/6K5KZTSJ&quot;],&quot;itemData&quot;:{&quot;id&quot;:176,&quot;type&quot;:&quot;report&quot;,&quot;title&quot;:&quot;Ungdomstrinn i utvikling En mulighetenes gavepakke til skole- og utdanningssektoren&quot;,&quot;publisher&quot;:&quot;NTNU-ILU&quot;,&quot;genre&quot;:&quot;Sluttrapport&quot;,&quot;author&quot;:[{&quot;family&quot;:&quot;Postholm&quot;,&quot;given&quot;:&quot;May Britt&quot;},{&quot;family&quot;:&quot;Normann&quot;,&quot;given&quot;:&quot;Anita&quot;},{&quot;family&quot;:&quot;Dahl&quot;,&quot;given&quot;:&quot;Thomas&quot;},{&quot;family&quot;:&quot;Dehlin&quot;,&quot;given&quot;:&quot;Erlend&quot;},{&quot;family&quot;:&quot;Engvik&quot;,&quot;given&quot;:&quot;Gunnar&quot;},{&quot;family&quot;:&quot;Irgens&quot;,&quot;given&quot;:&quot;Eirik J.&quot;}],&quot;issued&quot;:{&quot;date-parts&quot;:[[&quot;2017&quot;]]}},&quot;locator&quot;:&quot;i&quot;}],&quot;schema&quot;:&quot;https://github.com/citation-style-language/schema/raw/master/csl-citation.json&quot;} RNDFzlDbVeIX2"/><text:span text:style-name="Strong_20_Emphasis"><text:span text:style-name="T40">(Postholm mfl., 2017, s. i)</text:span></text:span><text:reference-mark-end text:name="ZOTERO_ITEM CSL_CITATION {&quot;citationID&quot;:&quot;cTuyhGIn&quot;,&quot;properties&quot;:{&quot;formattedCitation&quot;:&quot;(Postholm mfl., 2017, s. i)&quot;,&quot;plainCitation&quot;:&quot;(Postholm mfl., 2017, s. i)&quot;,&quot;noteIndex&quot;:0},&quot;citationItems&quot;:[{&quot;id&quot;:176,&quot;uris&quot;:[&quot;http://zotero.org/users/2931661/items/6K5KZTSJ&quot;],&quot;uri&quot;:[&quot;http://zotero.org/users/2931661/items/6K5KZTSJ&quot;],&quot;itemData&quot;:{&quot;id&quot;:176,&quot;type&quot;:&quot;report&quot;,&quot;title&quot;:&quot;Ungdomstrinn i utvikling En mulighetenes gavepakke til skole- og utdanningssektoren&quot;,&quot;publisher&quot;:&quot;NTNU-ILU&quot;,&quot;genre&quot;:&quot;Sluttrapport&quot;,&quot;author&quot;:[{&quot;family&quot;:&quot;Postholm&quot;,&quot;given&quot;:&quot;May Britt&quot;},{&quot;family&quot;:&quot;Normann&quot;,&quot;given&quot;:&quot;Anita&quot;},{&quot;family&quot;:&quot;Dahl&quot;,&quot;given&quot;:&quot;Thomas&quot;},{&quot;family&quot;:&quot;Dehlin&quot;,&quot;given&quot;:&quot;Erlend&quot;},{&quot;family&quot;:&quot;Engvik&quot;,&quot;given&quot;:&quot;Gunnar&quot;},{&quot;family&quot;:&quot;Irgens&quot;,&quot;given&quot;:&quot;Eirik J.&quot;}],&quot;issued&quot;:{&quot;date-parts&quot;:[[&quot;2017&quot;]]}},&quot;locator&quot;:&quot;i&quot;}],&quot;schema&quot;:&quot;https://github.com/citation-style-language/schema/raw/master/csl-citation.json&quot;} RNDFzlDbVeIX2"/><text:span text:style-name="Strong_20_Emphasis"><text:span text:style-name="T40">. </text:span></text:span><text:span text:style-name="Strong_20_Emphasis"><text:span text:style-name="T38">Alle skoler med ungdomstrinn fikk i perioden tilbud om å delta i «</text:span></text:span><text:span text:style-name="Strong_20_Emphasis"><text:span text:style-name="T41">U</text:span></text:span><text:span text:style-name="Strong_20_Emphasis"><text:span text:style-name="T38">ngdomstrinnsprosjektet», som </text:span></text:span><text:span text:style-name="Strong_20_Emphasis"><text:span text:style-name="T41">programet</text:span></text:span><text:span text:style-name="Strong_20_Emphasis"><text:span text:style-name="T38"> også ble kalt. </text:span></text:span></text:p>
      <text:p text:style-name="P2"><text:span text:style-name="Strong_20_Emphasis"><text:span text:style-name="T42">Det foregikk seminarer på skolen hvor lærerne dro å lærte om dybdelæring, men programmet møtte også noe motstand. Et kurs lærerne var på rett før jeg kom var det sagt at de ikke var</text:span></text:span><text:span text:style-name="Strong_20_Emphasis"><text:span text:style-name="T37"> fornøyd med kurset </text:span></text:span><text:span text:style-name="Strong_20_Emphasis"><text:span text:style-name="T43">da lærerne følte at de</text:span></text:span><text:span text:style-name="Strong_20_Emphasis"><text:span text:style-name="T37"> viste det </text:span></text:span><text:span text:style-name="Strong_20_Emphasis"><text:span text:style-name="T43">meste av det som ble sagt</text:span></text:span><text:span text:style-name="Strong_20_Emphasis"><text:span text:style-name="T37"> og at de</text:span></text:span><text:span text:style-name="Strong_20_Emphasis"><text:span text:style-name="T43">t</text:span></text:span><text:span text:style-name="Strong_20_Emphasis"><text:span text:style-name="T37"> egentlig </text:span></text:span><text:span text:style-name="Strong_20_Emphasis"><text:span text:style-name="T43">lignet</text:span></text:span><text:span text:style-name="Strong_20_Emphasis"><text:span text:style-name="T37"> mye </text:span></text:span><text:span text:style-name="Strong_20_Emphasis"><text:span text:style-name="T43">på det de hadde arbeidet lenge med i skolen allerede</text:span></text:span><text:span text:style-name="Strong_20_Emphasis"><text:span text:style-name="T37">. </text:span></text:span></text:p>
      <text:p text:style-name="P2"><text:span text:style-name="Strong_20_Emphasis"><text:span text:style-name="T44">Ungdomsskolen i Utvikling (UiU) programmet virket mer opptatt av å gi lærerne verktøy som la grunnlag undervisning som fulgte prinsippene i det de kalte for PRUV ; praktisk, relevant, utfordrende, og variert undervisning. </text:span></text:span></text:p>
      <text:p text:style-name="P2"><text:span text:style-name="Strong_20_Emphasis"><text:span text:style-name="T38">Seminaret var et eksempel på forsøket på å interessere lærere i en ny måte å representeres profesjonelt. Det var likevel ikke mye entusiasme knyttet til dette. </text:span></text:span><text:span text:style-name="T46">Da jeg satt meg ned å snakket med en av utviklingslærerne over en kaffe var jeg fortalt at rollen var ment til å heve kompetansenivået blant lærerne. Utviklingslærerne, eller ressurslærerne som hen kalte det, var ment til å kunne hjelpe deres kollegier reflektere rundt egen praksis og på den måten fremme</text:span><text:span text:style-name="T47"> variasjon i </text:span><text:span text:style-name="T46">undervisningen. «Det er meningen å bringe forskningen et steg nærmere skolen.» Som ressurslærere var en vis del av stillingen satt av til å reise å motta trening. «Likevel er ikke denne rollen den samme som den vi har i utviklingsgruppen. Vi er de samme folkene i begge gruppene, men rollene er ment å være forskjellige.» Da jeg spurte hvorfor sa hen at «Det er ikke helt riktig at vi er den samme gruppen folk, men vi var de eneste som søkte!» </text:span></text:p>
      <text:p text:style-name="P3">Jeg sp<text:span text:style-name="T48">urte</text:span> hen hva de gjør i utviklingsgruppa og hen forteller at «gruppa har laget et mandat for arrangmenter på personal-møtene når administrasjonen er borte. Det tar tid og kan være smertefult å implementere noe nytt, likevel er det ment å bli en standard slik som ROS. En praksis som vi har under huden og som vi tar for gitt.» En av av lærerne i gruppa har nylig fått jobb som undervisningsinspektør, og hen sier at «<text:span text:style-name="T48">F</text:span>or han har det blitt enda mer komplisert da han nå må greie å bytte mellom tre forskjellige hatter.» <text:span text:style-name="T49">En annen lærer som hadde kommet til mens vi satt og snakket spurte hen om de ikke bare kunne smile og vinke? Ressurslæreren lo lettet og sa «Jo! Smile </text:span><text:soft-page-break/><text:span text:style-name="T49">and wave boys. Smile and wave!» mens hun vinket til det tomme læreværelset. «Jeg er bare glad jeg slipper å få timeplanen til å gå opp!» sa hen mens hen ristet på hodet sympatisk men lettet. «Hvis noe går feil så faller alt fra hverandre som et kort hus. Det er ikke sånn at det finnes noen ctrl+z knapp. Hvis du ikke er helt sikker på hvordan å komme tilbake til dit hvor du var så er det ingen måte å vite hva som gikk feil».</text:span></text:p>
      <text:p text:style-name="P4"><text:span text:style-name="T48">Om rollen som ressurslærer sa hen at </text:span>«<text:span text:style-name="T48">Så langt har vi ikke egentlig vært satt i arbeid med implementeringen av UiU. Vi er mer som en spørsmålsbank. Vi kan tilby tips og triks til hvordan lærere kan prøve noe annet enn kun bøker eller prøver. For eksempel sånn som hvordan å variere geometriundervisningen på en hensiktsmessig måte» </text:span></text:p>
      <text:p text:style-name="P15"><text:span text:style-name="T50">Hen forteller at disse hensynene baserer seg på Ludvigsen-utvalgets evaluering av nødvendig fremtidig kompetanse. Denne sa at ’alle behøver å kunne ’regne’, men at ’matte’ er noe som bruker å komme mer naturlig’. Ressurslæreren fortalte at «Dette forståes som grunnleggende ferdigheter, og med rette, siden dette handler om en måte å sortere på. Hvis du vet hvordan å kommunisere dette så betyr det ikke noe hvordan du velger å gjøre dette». Siden denne blandingen av UiU programmet og Ludvigsen-utvalgets rapport virket forvirrende på meg forteller hen at «dybdelæring» ikke egentlig er del av UiU satsningen, og ikke heller ’regning i alle fag’. Satsningen er ment å handle om klasseledelse, grunnleggende ferdigheter og ’evaluering for læring’. «Men altså uten alle de tingene hadde man ikke kunnet snakket om dybdelæring uansett.» Mellomstadskolen velger bare å ta del i noen av forelesningene om tema.</text:span></text:p>
      <text:p text:style-name="P5">Selv om de sa at det hele hadde vært teoretisk tiltalende var de ikke helt enig med konklusjonen hens. ’Matte-guruen’ hadde hatt en sterk mening om at lærere måtte gi slipp på de repetative oppgavene som representerte regning i de fleste klasserom. Det var sagt at «[m]ålet i de fleste mattetimer i dag er å løse så mange stykker som mulig og målet til læreren er å prøve å forvirre elevene akkurat nok med en liten finte her og der. Ikke å prøve å forklare hvorfor formellen virket på måten de gjorde.» Uenigheten dreide seg om det at guruen ønsket at mattelærere brukte tid på å utforske hvert enkelt matte-problem ved hjelp av objekter fra den virkelige verden, slik som å gjøre brøkregning med vannflasker. Problemet, slik den ene mattelærern så det, var hvor tidkrevende slik lek var. «Det er bare ikke mulig å bruke ti uker på dekke brøkregning. Timene går fort.» Samtidig på pekte en av de andre at det problemet hen hadde med hans filosofi var at den ikke egentlig var opptatt av problemer fra den virkelige verden slik som den sa den gjorde. «I min mening så er problemer fra den virkelige verden problemer studentene kan møte i den virkelig verden, og som de må bruke formelene de lærer for å løse. Sånn får de oppleve deres verdi» Hen andre sa seg enig og <text:soft-page-break/>påpekte at det var et viktig steg å gi elevene en forståelse for hvilken rolle matte spiller i samfunnet, og den typen arbeid som en dag kanskje vil utgjøre en viktig del av deres profesjon. </text:p>
      <text:p text:style-name="P6">Desuten hadde de fått se resultatene (karakterer) han hadde hatt med klassen etter å ha dekket et tema en studen og de var ikke veldig gode. «Om du ikke kan greie å fårbedre resultatene så har det ikke noe poeng.»</text:p>
      <text:p text:style-name="P15"><text:span text:style-name="T51">Det ressurslæreren mente ville være den mest effektive måten å gi elevene en dypere forståelse for tema i mattefaget var å dekke hvert tema i større bulker. «Problemet er at man på tiende trinn går tilbake til temaene de var introdusert til i åttende-klasse, og innen den tid har de for lengst glemt det grunnleggende og må mer eller mindre starte fra begynnelsen igjen av. Jeg tror ikke egentlig at det ville være et problem for elevene å fikse tiende trinns mattestykker i åttende-klasse, så lenge undervisningen er godt strukturert. Hvis de for eksempel wille arbeidet med tall hele det første året så ville de kunnet greie å faktorisere, og senere geometri.»</text:span></text:p>
      <text:p text:style-name="P17">«Rike oppgaver»</text:p>
      <text:p text:style-name="P7">Etter samtalen på læreværelset dro alle tre og en annen mattelærer sammen på et seminar om dybdelæring i mattematikk, slik som de hadde forklart at hadde vært på listen av valg for kommunen. <text:span text:style-name="T52">M</text:span>attelærere fra alle skolene i regionen var samlet. De andre beskrev seminarlederen, nokså <text:span text:style-name="T52">sarkastisk</text:span>, som «<text:span text:style-name="T53">en eller annen </text:span>matte-guru». </text:p>
      <text:p text:style-name="P8"><text:span text:style-name="T4">Hen </text:span><text:span text:style-name="T5">argumenterta</text:span><text:span text:style-name="T4"> at lærere ikke skulle arbeide mot den neste ekster</text:span><text:span text:style-name="T6">n</text:span><text:span text:style-name="T4">e </text:span><text:span text:style-name="T7">vurderingen, enten det var fra foreldre, kollegaer eller annet, og at dette kunne hjelpe og skape mer variasjon i undervisningen i norske klasserom. </text:span><text:span text:style-name="T5">En variasjon som var essensiell for å gjøre skolen bedre.</text:span></text:p>
      <text:p text:style-name="P9"><text:span text:style-name="T7">P</text:span><text:span text:style-name="T3">rinsippet guruen trakk på var basert i forskning som hen refererte til. </text:span><text:span text:style-name="T7">H</text:span><text:span text:style-name="T8">e</text:span><text:span text:style-name="T7">ns fokus skulle være å hjelpe de andre med å skape mulighet for økt «commognition» blant studentene. Det vil si å gi verdi til den indre (matematiske) samtalen som noe konkret</text:span><text:span text:style-name="T8">. </text:span><text:span text:style-name="T3">Hen fortalte e</text:span><text:span text:style-name="T8">n historie om </text:span><text:span text:style-name="T3">måten han la merke til dette når </text:span><text:span text:style-name="T8">en jente </text:span><text:span text:style-name="T3">i en av hans klasser</text:span><text:span text:style-name="T8"> hadde mye bedre forståelse for mattematikk når hun jobbet med en venn. </text:span><text:span text:style-name="T3">Mer generelt var det mange som </text:span><text:span text:style-name="T8">stolte mindre på den indre samtalen enn på samtalen med en venn. </text:span><text:span text:style-name="T9">Med</text:span><text:span text:style-name="T8"> dette konstanterte guruen at ideen om at matte virker annerledes enn andre former for tekst hadde motarbeidet disiplinen </text:span><text:span text:style-name="T9">og at kvaliteten på elevens forståelse relaterer seg til ens evne til å delta i samfunnet mer enn å gjøre noen spesifikk jobb. </text:span></text:p>
      <text:p text:style-name="P10"><text:span text:style-name="T11">D</text:span><text:span text:style-name="T10">e praktiske oppgavene som seminarholderen </text:span><text:span text:style-name="T12">ville d</text:span><text:span text:style-name="T10">emonstrerte </text:span><text:span text:style-name="T12">for lærerne</text:span><text:span text:style-name="T10"> </text:span><text:span text:style-name="T12">var</text:span><text:span text:style-name="T10"> f</text:span><text:span text:style-name="T12">ra hens egen undervisning. </text:span><text:span text:style-name="T13">Oppgavene inkluderte en lang rekke objekter, slik som melkekartonger, lego, falsker, </text:span><text:soft-page-break/><text:span text:style-name="T13">saks og papir og et dataspill til mobilen. </text:span><text:span text:style-name="T14">Slik hen ut</text:span><text:span text:style-name="T15">t</text:span><text:span text:style-name="T14">ryk</text:span><text:span text:style-name="T15">e</text:span><text:span text:style-name="T14">t etter å gitt lærerne melkekartongene og bedt dem finne ut hva som var galt med dem, «[d]et her er å konkretisere!» På kartongen sto det at den holdt en liter men dimensjonene viste seg og ikke stemme. «Er det grunn til å være nysgjerrig?» spurte hen salen. </text:span><text:span text:style-name="T16">Han understreker viktigheten av </text:span><text:span text:style-name="T54">ikke å formalisere</text:span><text:span text:style-name="T16"> læringsprosessen som er del av opplevelsen, og å etablere en fasinasjon for problemet. Andre eksempler kunne være antallet terninger som passet oppe i melkekartongen </text:span><text:span text:style-name="T17">(utrolig nok for en som holder en terning </text:span><text:span text:style-name="T15">i hånden</text:span><text:span text:style-name="T17"> er svaret nesten 1000). Bruken av flasker i brøkregning gjorde at man unngikk bruken av ’uekte brøk’ som guruen mente aldri skulle vært brukt i det hele tatt. En uekte brøk er et (helt) tall pluss en brøk, slik som 3 </text:span><text:span text:style-name="T55">2/3, som fikk det til å virke som om dette dreide seg om et tallspråk mens dette egentlig representerte en abstraksjon. Mange lærere sleit vist med å forstå hvorfor elevene kunne forstå prinsippene i eksemplene </text:span><text:span text:style-name="T56">det var snakk om</text:span><text:span text:style-name="T55"> men ikke mestre å overføre dette til papiret, </text:span><text:span text:style-name="T56">da de fleste gikk ut ifra at dette var det samme. </text:span><text:span text:style-name="T55"><text:s/></text:span></text:p>
      <text:p text:style-name="P10"><text:span text:style-name="T18">Slik hen hadde gjort på læreværelset på Mellomstad stilte en av lærerne jeg kom med spørmål ved om elevene ikke bare ville huske å ha lekt med vann. </text:span><text:span text:style-name="T19">Hen hørtes nokså provosert ut når hen sa at «[d]et er de svakeste elevene som ville slite mest, fordi de ville statet å sprute vann over alt.» Og mens matte-guruen forklarer at deres oppgave er å oversette det konkrete over inn i det teoretiske og fortsatte å snakke om andre ting sa mattelæreren bittert at «[å] forklare med vannflasker er ikke så lett når kompleksiteten til formelene i boka utvikler så raskt og tiden er så kort.» Seminarholderen sa at h</text:span><text:span text:style-name="T20">e</text:span><text:span text:style-name="T19">n brukte mer tid på disse prosjektene enn det han kalte å «masseprodusere regnestykker». </text:span><text:span text:style-name="T20">Flere av øvelsene var direkte motsettninger til dette, slik som å samarbeide om å løse problemer på et meta-nivå. Vi var for eksempel delt opp i grupper hvor en og en fikk se på en sammensetting av lego-klosser før alle diskuterte deres meninger og var bevistgjort på sin hukommelsesstrategi. Sammen spilte vi et ipad spill vist på tavla der figuren som representerte ’oss’ skulle beveges på tvers av et brett besto av en optisk illusjon lignende </text:span><text:span text:style-name="T21">Eschers uendelige trapp. </text:span></text:p>
      <text:p text:style-name="P11"><text:span text:style-name="T10">Matte-guruen </text:span><text:span text:style-name="T22">stillte spørmål ved skillet som skjedde i de midtere trinnene på barneskolen hvor lek og erfaring var erstattet med forklaringer og abstrakte eksempler, og hvordan denne grensen bygget på læreres forventninger og ambisjoner etter nettopp å ha sett et kull fortsette videre opp til ungdomskoletrinnet. Likevel </text:span><text:span text:style-name="T10">annerkjente </text:span><text:span text:style-name="T22">hen </text:span><text:span text:style-name="T10">at h</text:span><text:span text:style-name="T22">e</text:span><text:span text:style-name="T10">ns største problem er å gjøre bulk-trening en naturlig del av undervisningen. Hen sa at det virket til å være et pardoks i valget mellom å øke proporsjonen tradisjonelle metoder og det å undergrave sin egen posisjon i den rollen han valgte. Programmer slik som mattemesteren og Kikora ga ikke god nok informasjon om elevenes progresjon sa hen, selv om det fantes untak. </text:span></text:p>
      <text:p text:style-name="P16"><text:soft-page-break/>Lærernes handlingsrom</text:p>
      <text:p text:style-name="P12"><text:span text:style-name="T23">Seminarholderen </text:span><text:span text:style-name="T10">fremhever to forskjellige former for didaktiske m</text:span><text:span text:style-name="T24">odeller</text:span><text:span text:style-name="T10">. </text:span><text:span text:style-name="T24">En hen kalte for Initiative-Response-Evaluation dialog strukturen og en hen kalte for Individual-Group-Plenary. </text:span><text:span text:style-name="T25">T</text:span><text:span text:style-name="T26">radisjonalle lærer-klasse samtaler </text:span><text:span text:style-name="T25">ble sagt og</text:span><text:span text:style-name="T26"> veldig ofte ha </text:span><text:span text:style-name="T25">hatt</text:span><text:span text:style-name="T26"> dette </text:span><text:span text:style-name="T25">første</text:span><text:span text:style-name="T26"> formatet, der læreren kommer seg igjennom undervisningen ved å avhenge av «the usual tribe, pluss-minus noen individer.» «Disse studentene kan spille en viktig rolle for hele klassen da de avleder oppmerksomheten fra det som virkelig foregår.» Metoden, sa guruen, var «ikke minst også utsatt for taktiske studenter, som etter mange år i skolesystemet </text:span><text:span text:style-name="T27">vet hvordan å opptre slik at de ser ut til å delta mens de samtidig minimerer sjansen for å bli spurt til å gjøre noe som helst. Enten de tar nytte av det faktum at du ikke kan spørre alle eller at de, hvis de blir spurt, svarer hva enn virker fornuftig der og da.» </text:span></text:p>
      <text:p text:style-name="P12"><text:span text:style-name="T25">Grunnen til dette, slik hen så det, var at når læreren spurte oppmuntrende spørsmål så hun eller han egentlig ikke etter noe svar. Om svaret var feil vil hun eller han bare utdype eller omformulere spørsmålet, og hen sa at denne didaktiske formen derfor også kalles for </text:span><text:span text:style-name="T26">’gjett hva det er læreren tenker’ modellen. «</text:span><text:span text:style-name="T25">Vi må spørre oss selv hvorfor elever kommer til oss </text:span><text:span text:style-name="T28">å gråter </text:span><text:span text:style-name="T25">før de skal testes i </text:span><text:span text:style-name="T28">noe som er har vært dekket sammen i klassen og som de er ment å kunne? Det er mulig de ikke vet hva læreren så etter, etter bare å ha spilt med, eller så har læreren bestemt seg for endelig å ta grep om situasjonen og gi dem en test som vil sette alle de elevene opp mot veggen.» På den annen side </text:span><text:span text:style-name="T29">handet </text:span><text:span text:style-name="T24">Individual-Group-Plenary </text:span><text:span text:style-name="T29">modellen om å gi alle tid til å tenke ved å diskutere </text:span><text:span text:style-name="T30">med en partner eller i grupper</text:span><text:span text:style-name="T29">, til tross for at det kunne være vanskelig å bedømme de enkeltes engasjement. «Det er fortsatt en situasjon hvor en står og snakker forran klassen, men en kan nøyere vurdere om en skal spørre alle, en fra hver gruppe, eller å bruke en slags «random-name-generator». </text:span><text:span text:style-name="T30">Videre utfordret hen lærerne i rommet til å tørre å putte til side tid og rom til å virkelig utforske et opplegg og akseptere kompromissene som må gjøres. </text:span></text:p>
      <text:p text:style-name="P13"><text:span text:style-name="T25">M</text:span><text:span text:style-name="T10">atte-guruen viste også til hva Ludvigsen-utvalgets rapport sa om verdien av selv-regulering og dybde i forhold til lærerens disiplin i klasserommet. Hen beskrev hvordan hen begynte å bruke en anne</text:span><text:span text:style-name="T15">n</text:span><text:span text:style-name="T10"> tilnærming ettersom hen ble komfortabel med å ta ideen om selv-regulering seriøst. Nå gadd hen ikke lenger bruke tid og energi på de som drev med andre ting enn det de er ment til. Dette kunne virke strengt sa hen, men dette ble rettferdiggjort med hva det tillot hen å gjøre og at det ikke var ansvaret til </text:span><text:span text:style-name="T31">læreren å slåss mot som ikke var interessert i å lære. «Selvfølgelig, må det dokumenteres. Men det er også lett når jeg ser hva de har gjort ut av timene over tid. Ingen tester nødvendig!» I denne forklaringen var evaluerings-paradimet en trussel, siden det på sitt beste ikke skulle være nødvendig med karakterer i et system elevene fikk kontinuerlige tilbakemeldinger og viste </text:span><text:span text:style-name="T36">hva </text:span><text:span text:style-name="T31">de hadde oppnådd. </text:span><text:span text:style-name="T32">Samtidig tilsto hen at det å gi alle elevene mulighet til å delta og å vise </text:span><text:soft-page-break/><text:span text:style-name="T32">hva de har lært betydde at hen hadde måttet øke tolleransen for støy. Hen måtte tørre stole på sin egen dømmekraft av når det kreative kaoset går over til å bli støy-støy, og når elever er opptatt med andre ting. </text:span></text:p>
      <text:p text:style-name="P14"><text:span text:style-name="T10">Guruen problematiserte </text:span><text:span text:style-name="T33">lærernes evne til å bruke det handlingsrommet de ble gitt og spurte hvordan de kunne kreve kredibilitet når de spurte om profesjonell frihet men ikke handler på det når de får det de spurte etter? </text:span><text:span text:style-name="T34">Selv om de aller fleste kjent med ’underveissamtaler’ som en form for tilbakemelding der en ikke avhengte av dokumentasjon stilte noen i publikum spørsmål til de juridiske utfordringene ved denne tilnærmingen til evaluering, og mumling i salen annerkjente enighet blant andre. Hva ville skje når elever (og deres pårørende) klager på en karakter? Seminarholderen tilsto at dette var en balanseøvelse hvor de var nødt til å kunne vise hvordan de kom frem til sin vurdering, men at dette ikke nødvendigvis behøvde å være i form av skriftlig dokumentasjon. </text:span><text:span text:style-name="T35">Eller rettere sagt dokumentasjon av læreren forståelse av situasjonen var tilstrekkelig, da det tross alt var dem som var betalt for å gjøre disse vurderingene. De kritiske spørsmålene fortsatte, </text:span><text:span text:style-name="T23">hvorav medlermer av publikum</text:span><text:span text:style-name="T35"> tvil</text:span><text:span text:style-name="T23">te</text:span><text:span text:style-name="T35"> </text:span><text:span text:style-name="T23">på </text:span><text:span text:style-name="T35">om dette ville holde vann hvis klager var sendt til rektor og videre til rådmannens kontor. </text:span><text:span text:style-name="T23">Eller</text:span><text:span text:style-name="T35"> om seminarholderen selv ville ha den samme holdningen hvis konfrontert med en </text:span><text:span text:style-name="T23">slik</text:span><text:span text:style-name="T35"> formell </text:span><text:span text:style-name="T23">gjennomgang av kvaliteten på hens arbeid. </text:span></text:p>
      <text:p text:style-name="P1"><text:span text:style-name="Strong_20_Emphasis"><text:span text:style-name="T2">M</text:span></text:span><text:span text:style-name="Strong_20_Emphasis"><text:span text:style-name="T1">atte-guruen svarte at hvis klagen ville gå til rådmannen så ville hen faktisk bare komme med en anbefalling som ville ende tilbake på pulten til læreren. «Det er oss lærere som har siste ord i den pedagogiske evalueringen. Rektor har ikke pedagogisk ansvar over læreren. Vi må holde fast ved våres vurderinger og våke å stå i disse prosessene» Ikke bare jeg, men også mange av lærerne virker til å oppleve at dette var ny informasjon. Eller i det minste å akseptere dette argumentet. </text:span></text:span><text:span text:style-name="Strong_20_Emphasis"><text:span text:style-name="T2">«Vi vet mer om elevens oppnåelse ved å snakke med eleven mens vi observerer dem utføre en oppgave enn vi ville gjort sittende i sofaen hjemme med et glass vin og noe potetgull. Vi kan ikke kaste bort tid på det som ikke skjer i klasseromme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font-weight="bold" style:font-size-asian="18pt" style:font-weight-asian="bold" style:font-size-complex="18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font-weight="bold" style:font-weight-asian="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06:13:50.027172007</meta:creation-date>
    <dc:date>2019-01-25T06:14:13.607363250</dc:date>
    <meta:editing-duration>PT24S</meta:editing-duration>
    <meta:editing-cycles>1</meta:editing-cycles>
    <meta:document-statistic meta:table-count="0" meta:image-count="0" meta:object-count="0" meta:page-count="6" meta:paragraph-count="24" meta:word-count="2840" meta:character-count="16588" meta:non-whitespace-character-count="13754"/>
    <meta:generator>LibreOffice/6.0.7.3$Linux_X86_64 LibreOffice_project/00m0$Build-3</meta:generator>
  </office:meta>
</office:document-meta>
</file>